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179cm" fo:min-width="3.17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524cm" fo:min-width="0.16cm"/>
    </style:style>
    <style:style style:name="gr3" style:family="graphic" style:parent-style-name="standard">
      <style:graphic-properties svg:stroke-color="#000000" draw:marker-end="Arrow_20_concave" draw:textarea-vertical-align="middle"/>
    </style:style>
    <style:style style:name="gr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252cm" fo:min-width="0.318cm"/>
    </style:style>
    <style:style style:name="gr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251cm" fo:min-width="0.445cm"/>
    </style:style>
    <style:style style:name="gr6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252cm" fo:min-width="0cm"/>
    </style:style>
    <style:style style:name="gr7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251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4.068cm" fo:min-width="6.9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12pt"/>
    </style:style>
    <style:style style:name="T1" style:family="text">
      <style:text-properties style:font-name="Arial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71cm" svg:height="3.429cm" svg:x="6.325cm" svg:y="5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318cm" svg:height="1.548cm" svg:x="6.702cm" svg:y="5.4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3" draw:id="id3" draw:layer="layout" svg:width="1.318cm" svg:height="1.548cm" svg:x="8.302cm" svg:y="6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8.02cm" svg:y1="6.191cm" svg:x2="10.85cm" svg:y2="6.195cm" draw:start-shape="id1" draw:start-glue-point="7" draw:end-shape="id2" draw:end-glue-point="3" svg:d="M8020 6191h1416v4h1414" svg:viewBox="0 0 2831 5">
          <text:p/>
        </draw:connector>
        <draw:custom-shape draw:style-name="gr4" draw:text-style-name="P3" xml:id="id2" draw:id="id2" draw:layer="layout" svg:width="0.818cm" svg:height="0.502cm" svg:x="10.85cm" svg:y="5.944cm">
          <text:p text:style-name="P2"><text:span text:style-name="T1">exi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8.961cm" svg:y1="6.846cm" svg:x2="10.85cm" svg:y2="6.195cm" draw:start-shape="id3" draw:start-glue-point="4" draw:end-shape="id2" draw:end-glue-point="3" svg:d="M8961 6846v-651h1889" svg:viewBox="0 0 1890 652">
          <text:p/>
        </draw:connector>
        <draw:custom-shape draw:style-name="gr5" draw:text-style-name="P3" xml:id="id6" draw:id="id6" draw:layer="layout" svg:width="0.945cm" svg:height="0.501cm" svg:x="10.85cm" svg:y="7.362cm">
          <text:p text:style-name="P2"><text:span text:style-name="T1">red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0.463cm" svg:height="0.502cm" svg:x="4.937cm" svg:y="5.944cm">
          <text:p text:style-name="P2"><text:span text:style-name="T1">cal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0.481cm" svg:height="0.501cm" svg:x="4.937cm" svg:y="7.383cm">
          <text:p text:style-name="P2"><text:span text:style-name="T1">fail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8.302cm" svg:y1="7.62cm" svg:x2="5.418cm" svg:y2="7.633cm" draw:start-shape="id3" draw:start-glue-point="5" draw:end-shape="id4" draw:end-glue-point="1" svg:d="M8302 7620h-1443v13h-1441" svg:viewBox="0 0 2885 14">
          <text:p/>
        </draw:connector>
        <draw:connector draw:style-name="gr3" draw:text-style-name="P2" draw:layer="layout" svg:x1="7.361cm" svg:y1="6.965cm" svg:x2="5.418cm" svg:y2="7.633cm" draw:start-shape="id1" draw:start-glue-point="6" draw:end-shape="id4" draw:end-glue-point="1" svg:d="M7361 6965v668h-1943" svg:viewBox="0 0 1944 669">
          <text:p/>
        </draw:connector>
        <draw:connector draw:style-name="gr3" draw:text-style-name="P2" draw:layer="layout" svg:x1="5.4cm" svg:y1="6.195cm" svg:x2="6.702cm" svg:y2="6.191cm" draw:start-shape="id5" draw:start-glue-point="1" draw:end-shape="id1" draw:end-glue-point="5" svg:d="M5400 6195h678v-4h624" svg:viewBox="0 0 1303 5">
          <text:p/>
        </draw:connector>
        <draw:connector draw:style-name="gr3" draw:text-style-name="P2" draw:layer="layout" svg:x1="10.85cm" svg:y1="7.612cm" svg:x2="9.62cm" svg:y2="7.62cm" draw:start-shape="id6" draw:start-glue-point="3" draw:end-shape="id3" draw:end-glue-point="7" svg:d="M10850 7612h-614v8h-616" svg:viewBox="0 0 1231 9">
          <text:p/>
        </draw:connector>
        <draw:custom-shape draw:style-name="gr8" draw:text-style-name="P1" draw:layer="layout" svg:width="7.493cm" svg:height="4.318cm" svg:x="4.429cm" svg:y="4.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John Goettsche</meta:initial-creator>
    <meta:creation-date>2020-06-17T18:30:48.550000000</meta:creation-date>
    <dc:date>2020-10-14T12:35:04.572000000</dc:date>
    <dc:creator>John Goettsche</dc:creator>
    <meta:editing-duration>PT4H10M1S</meta:editing-duration>
    <meta:editing-cycles>2</meta:editing-cycles>
    <meta:generator>LibreOffice/6.3.2.2$Windows_X86_64 LibreOffice_project/98b30e735bda24bc04ab42594c85f7fd8be07b9c</meta:generator>
    <meta:document-statistic meta:object-count="14"/>
  </office:meta>
</office:document-meta>
</file>